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8" office:value-type="string" office:string-value="Self Billed Invoice. Details">
            <text:p>Self Billed Invoice. Details</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Invoice. UBL Version Identifier. Identifier">
            <text:p>Self Billed Invoice. UBL Vers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Invoice. Customization Identifier. Identifier">
            <text:p>Self Billed Invoice. Customiza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Invoice. Profile Identifier. Identifier">
            <text:p>Self Billed Invoice. Profile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Invoice. Profile Execution Identifier. Identifier">
            <text:p>Self Billed Invoice. Profile Execu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Invoice. Identifier">
            <text:p>Self Billed Invoice.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Invoice. Copy_ Indicator. Indicator">
            <text:p>Self Billed Invoice. Copy_ Indicator. Indicato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Invoice. UUID. Identifier">
            <text:p>Self Billed Invoice. UUID.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Invoice. Issue Date. Date">
            <text:p>Self Billed Invoice. Issue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Invoice. Issue Time. Time">
            <text:p>Self Billed Invoice. Issue Time. Tim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Invoice. Tax Point Date. Date">
            <text:p>Self Billed Invoice. Tax Point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for tax purposes, in accordance with the applicable tax regulation.">
            <text:p>The date of the invoice for tax purposes, in accordance with the applicable tax regul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Self Billed Invoice. Invoice Type Code. Code">
            <text:p>Self Billed Invoice. Invoice Type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invoice.">
            <text:p>A code signifying the type of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Self Billed Invoice. Note. Text">
            <text:p>Self Billed Invoice. Note.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Self Billed Invoice. Document_ Currency Code. Code">
            <text:p>Self Billed Invoice. Docu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Self Billed Invoice. Tax_ Currency Code. Code">
            <text:p>Self Billed Invoice. Tax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Self Billed Invoice. Pricing_ Currency Code. Code">
            <text:p>Self Billed Invoice. Pricing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Self Billed Invoice. Payment_ Currency Code. Code">
            <text:p>Self Billed Invoice. Pay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Self Billed Invoice. Payment Alternative_ Currency Code. Code">
            <text:p>Self Billed Invoice. Payment Alternative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Self Billed Invoice. Accounting Cost Code. Code">
            <text:p>Self Billed Invoice. Accounting Cost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text:p>An accounting cost code, applied to the Invoic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Self Billed Invoice. Accounting Cost. Text">
            <text:p>Self Billed Invoice. Accounting Cost.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expressed as text.">
            <text:p>An accounting cost code, applied to the Invoic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Self Billed Invoice. Line Count. Numeric">
            <text:p>Self Billed Invoice. Line Count. Numeric</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is document.">
            <text:p>The number of Invoic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Self Billed Invoice. Invoice_ Period. Period">
            <text:p>Self Billed Invoice. Invoice_ Period. Period</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Self Billed Invoice applies.">
            <text:p>A period to which the Self Billed Invoice appli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Invoice. Order Reference">
            <text:p>Self Billed Invoice. Order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Invoice. Billing Reference">
            <text:p>Self Billed Invoice. Billing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10" office:string-value="Self Billed Invoice. Contract_ Document Reference. Document Reference">
            <text:p>Self Billed Invoice. Contrac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Self Billed Invoice. Despatch_ Document Reference. Document Reference">
            <text:p>Self Billed Invoice. Despatch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Self Billed Invoice. Receipt_ Document Reference. Document Reference">
            <text:p>Self Billed Invoice. Receip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Invoice. Statement_ Document Reference. Document Reference">
            <text:p>Self Billed Invoice. Statemen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Invoice. Originator_ Document Reference. Document Reference">
            <text:p>Self Billed Invoice. Originator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Invoice. Additional_ Document Reference. Document Reference">
            <text:p>Self Billed Invoice. Additional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Invoice. Signature">
            <text:p>Self Billed Invoice. Signatur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Invoice. Accounting_ Customer Party. Customer Party">
            <text:p>Self Billed Invoice. Accounting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Invoice. Accounting_ Supplier Party. Supplier Party">
            <text:p>Self Billed Invoice. Accounting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Self Billed Invoice. Buyer_ Customer Party. Customer Party">
            <text:p>Self Billed Invoice. Buyer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Self Billed Invoice. Seller_ Supplier Party. Supplier Party">
            <text:p>Self Billed Invoice. Seller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Self Billed Invoice. Payee_ Party. Party">
            <text:p>Self Billed Invoice. Paye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Invoice. Tax Representative_ Party. Party">
            <text:p>Self Billed Invoice. Tax Representativ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Invoice. Delivery">
            <text:p>Self Billed Invoice. Delivery</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Invoice. Delivery Terms">
            <text:p>Self Billed Invoice. Delivery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Invoice. Payment Means">
            <text:p>Self Billed Invoice. Payment Mean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Invoice. Payment Terms">
            <text:p>Self Billed Invoice. Payment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10" office:string-value="Self Billed Invoice. Prepaid_ Payment. Payment">
            <text:p>Self Billed Invoice. Prepaid_ Payment. Payment</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3]"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10" office:string-value="Self Billed Invoice. Allowance Charge">
            <text:p>Self Billed Invoice. Allowance Charg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Self Billed Invoice. Tax_ Exchange Rate. Exchange Rate">
            <text:p>Self Billed Invoice. Tax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Self Billed Invoice. Pricing_ Exchange Rate. Exchange Rate">
            <text:p>Self Billed Invoice. Pricing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Self Billed Invoice. Payment_ Exchange Rate. Exchange Rate">
            <text:p>Self Billed Invoice. Payment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Self Billed Invoice. Payment Alternative_ Exchange Rate. Exchange Rate">
            <text:p>Self Billed Invoice. Payment Alternative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10" office:string-value="Self Billed Invoice. Tax Total">
            <text:p>Self Billed Invoice. Tax Total</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10" office:string-value="Self Billed Invoice. Legal_ Monetary Total. Monetary Total">
            <text:p>Self Billed Invoice. Legal_ Monetary Total. Monetary Total</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set of totals associated with this Invoice that are required for the Invoice to be a legal document.">
            <text:p>A set of totals associated with this Invoice that are required for the Invoice to be a legal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10" office:string-value="Self Billed Invoice. Invoice Line">
            <text:p>Self Billed Invoice. Invoice Lin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